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olve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olveOperation.setup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volve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olve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olveOperation.getDataAs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volveOperation.getFloatArray( String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